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9B00000250DBEBB357E2842AF2.png" manifest:media-type="image/png"/>
  <manifest:file-entry manifest:full-path="Pictures/10000201000001270000012449BBCE54A9606EAC.png" manifest:media-type="image/png"/>
  <manifest:file-entry manifest:full-path="Pictures/1000044E000013A700001377C3B130113E3E96AE.wmf" manifest:media-type="image/x-wmf"/>
  <manifest:file-entry manifest:full-path="Pictures/10000201000001D9000001504769E4A339457B25.png" manifest:media-type="image/png"/>
  <manifest:file-entry manifest:full-path="Pictures/100005A400001F870000165C6DFC23A7ED6D7559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F picture</text:p>
      <text:p text:style-name="Standard"><draw:frame draw:style-name="fr1" draw:name="Picture 1" text:anchor-type="as-char" svg:width="3.1799in" svg:height="2.2571in" draw:z-index="0"><draw:image xlink:href="Pictures/100005A400001F870000165C6DFC23A7ED6D7559.emf" xlink:type="simple" xlink:show="embed" xlink:actuate="onLoad" draw:mime-type="image/x-emf"/><draw:image xlink:href="Pictures/10000201000001D9000001504769E4A339457B25.png" xlink:type="simple" xlink:show="embed" xlink:actuate="onLoad" draw:mime-type="image/png"/></draw:frame></text:p>
      <text:p text:style-name="Standard">WMF picture</text:p>
      <text:p text:style-name="Standard"><draw:frame draw:style-name="fr1" draw:name="Picture 2" text:anchor-type="as-char" svg:width="1.9791in" svg:height="1.9583in" draw:z-index="1"><draw:image xlink:href="Pictures/1000044E000013A700001377C3B130113E3E96AE.wmf" xlink:type="simple" xlink:show="embed" xlink:actuate="onLoad" draw:mime-type="image/x-wmf"/><draw:image xlink:href="Pictures/10000201000001270000012449BBCE54A9606EAC.png" xlink:type="simple" xlink:show="embed" xlink:actuate="onLoad" draw:mime-type="image/png"/></draw:frame></text:p>
      <text:p text:style-name="Standard">PNG picture</text:p>
      <text:p text:style-name="Standard"><draw:frame draw:style-name="fr1" draw:name="Picture 3" text:anchor-type="as-char" svg:width="6.2681in" svg:height="4.0201in" draw:z-index="2"><draw:image xlink:href="Pictures/100000000000039B00000250DBEBB357E2842A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ev</meta:initial-creator>
    <dc:creator>dev</dc:creator>
    <meta:editing-cycles>1</meta:editing-cycles>
    <meta:creation-date>2020-09-19T15:47:00</meta:creation-date>
    <dc:date>2020-09-19T15:48:00</dc:date>
    <meta:editing-duration>PT1M</meta:editing-duration>
    <meta:generator>LibreOffice/7.0.1.2$MacOSX_X86_64 LibreOffice_project/7cbcfc562f6eb6708b5ff7d7397325de9e764452</meta:generator>
    <meta:document-statistic meta:table-count="0" meta:image-count="3" meta:object-count="0" meta:page-count="1" meta:paragraph-count="6" meta:word-count="6" meta:character-count="33" meta:non-whitespace-character-count="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